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5-10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5-07-28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5-04-0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5-01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4-10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4-07-1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4-04-1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4-01-1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3-10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3-07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3-04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3-01-26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2-10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2-07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2-04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2-01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1-10-2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1-07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1-04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20-01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9-10-1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9-07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9-04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9-01-2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8-10-0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8-04-1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8-01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7-10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7-07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7-04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7-01-3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6-10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6-07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6-04-2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6-01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5-10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5-07-0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5-04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5-01-1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4-10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4-08-0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3-10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3-07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3-04-3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3-02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1-12-1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1-09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1-06-1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1-03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0-10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0-06-1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10-03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9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9-09-1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9-06-0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7-1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7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6-12-11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6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5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5-03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4-12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4-09-24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4-06-0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4-03-05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12-12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10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9-1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8-0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6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5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3-2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2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3-01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10-1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9-16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8-19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7-05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6-05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5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4-1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3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2-02-0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12-2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11-1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10-18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9-12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200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9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7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7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7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7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845</text:p>
          </table:table-cell>
          <table:table-cell office:value-type="string" calcext:value-type="string">
            <text:p>03S/01W-05BBB</text:p>
          </table:table-cell>
          <table:table-cell office:value-type="string" calcext:value-type="string">
            <text:p>199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6" meta:object-count="0"/>
    <meta:user-defined meta:name="AppVersion">3.0</meta:user-defined>
  </office:meta>
</office:document-meta>
</file>